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76cm" fo:min-width="0.226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4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0.798cm" fo:min-width="0.548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0.476cm" fo:min-width="0.226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color="#ce181e"/>
    </style:style>
    <style:style style:name="P5" style:family="paragraph">
      <loext:graphic-properties draw:fill-color="#ffffff"/>
      <style:paragraph-properties fo:text-align="center"/>
      <style:text-properties fo:color="#ce181e"/>
    </style:style>
    <style:style style:name="P6" style:family="paragraph">
      <loext:graphic-properties draw:fill="none" draw:fill-color="#ffffff"/>
    </style:style>
    <style:style style:name="T1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6.939cm" svg:y1="5.794cm" svg:x2="5.857cm" svg:y2="4.506cm">
          <text:p/>
        </draw:line>
        <draw:custom-shape draw:style-name="gr2" draw:text-style-name="P3" draw:layer="layout" svg:width="1.1cm" svg:height="1.1cm" svg:x="6.501cm" svg:y="5.696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198cm" svg:y1="2.296cm" svg:x2="5.698cm" svg:y2="3.696cm">
          <text:p/>
        </draw:line>
        <draw:line draw:style-name="gr3" draw:text-style-name="P1" draw:layer="layout" svg:x1="5.039cm" svg:y1="4.531cm" svg:x2="3.999cm" svg:y2="5.797cm">
          <text:p/>
        </draw:line>
        <draw:custom-shape draw:style-name="gr2" draw:text-style-name="P3" draw:layer="layout" svg:width="1.1cm" svg:height="1.1cm" svg:x="3.2cm" svg:y="5.69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8.098cm" svg:y="1.496cm">
          <text:p text:style-name="P2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101cm" svg:y1="2.297cm" svg:x2="11.601cm" svg:y2="3.697cm">
          <text:p/>
        </draw:line>
        <draw:custom-shape draw:style-name="gr4" draw:text-style-name="P3" draw:layer="layout" svg:width="1.1cm" svg:height="1.1cm" svg:x="11.3cm" svg:y="3.598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11.44cm" svg:y1="4.532cm" svg:x2="10.4cm" svg:y2="5.798cm">
          <text:p/>
        </draw:line>
        <draw:custom-shape draw:style-name="gr2" draw:text-style-name="P3" draw:layer="layout" svg:width="1.1cm" svg:height="1.1cm" svg:x="9.601cm" svg:y="5.699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16cm" svg:y1="6.629cm" svg:x2="5.2cm" svg:y2="7.895cm">
          <text:p/>
        </draw:line>
        <draw:custom-shape draw:style-name="gr6" draw:text-style-name="P5" draw:layer="layout" svg:width="1.1cm" svg:height="1.1cm" svg:x="4.899cm" svg:y="7.796cm">
          <text:p text:style-name="P4"><text:span text:style-name="T1">6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3.339cm" svg:y1="6.628cm" svg:x2="2.299cm" svg:y2="7.894cm">
          <text:p/>
        </draw:line>
        <draw:custom-shape draw:style-name="gr2" draw:text-style-name="P3" draw:layer="layout" svg:width="1.1cm" svg:height="1.1cm" svg:x="1.5cm" svg:y="7.795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4.899cm" svg:y="3.594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34cm" svg:y1="5.795cm" svg:x2="12.258cm" svg:y2="4.507cm">
          <text:p/>
        </draw:line>
        <draw:custom-shape draw:style-name="gr2" draw:text-style-name="P3" draw:layer="layout" svg:width="1.1cm" svg:height="1.1cm" svg:x="12.902cm" svg:y="5.697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65cm" svg:height="0.962cm" svg:x="8.3cm" svg:y="8.7cm">
          <draw:text-box>
            <text:p>а)</text:p>
          </draw:text-box>
        </draw:frame>
        <draw:line draw:style-name="gr1" draw:text-style-name="P1" draw:layer="layout" svg:x1="19.639cm" svg:y1="5.798cm" svg:x2="18.557cm" svg:y2="4.51cm">
          <text:p/>
        </draw:line>
        <draw:custom-shape draw:style-name="gr2" draw:text-style-name="P3" draw:layer="layout" svg:width="1.1cm" svg:height="1.1cm" svg:x="19.201cm" svg:y="5.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898cm" svg:y1="2.3cm" svg:x2="18.398cm" svg:y2="3.7cm">
          <text:p/>
        </draw:line>
        <draw:line draw:style-name="gr3" draw:text-style-name="P1" draw:layer="layout" svg:x1="17.739cm" svg:y1="4.535cm" svg:x2="16.699cm" svg:y2="5.801cm">
          <text:p/>
        </draw:line>
        <draw:custom-shape draw:style-name="gr2" draw:text-style-name="P3" draw:layer="layout" svg:width="1.1cm" svg:height="1.1cm" svg:x="15.9cm" svg:y="5.70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1cm" svg:height="1.1cm" svg:x="20.798cm" svg:y="1.5cm">
          <text:p text:style-name="P4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1.801cm" svg:y1="2.301cm" svg:x2="24.301cm" svg:y2="3.701cm">
          <text:p/>
        </draw:line>
        <draw:custom-shape draw:style-name="gr4" draw:text-style-name="P3" draw:layer="layout" svg:width="1.1cm" svg:height="1.1cm" svg:x="24cm" svg:y="3.602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24.14cm" svg:y1="4.536cm" svg:x2="23.1cm" svg:y2="5.802cm">
          <text:p/>
        </draw:line>
        <draw:custom-shape draw:style-name="gr2" draw:text-style-name="P3" draw:layer="layout" svg:width="1.1cm" svg:height="1.1cm" svg:x="22.301cm" svg:y="5.703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039cm" svg:y1="6.632cm" svg:x2="14.999cm" svg:y2="7.898cm">
          <text:p/>
        </draw:line>
        <draw:custom-shape draw:style-name="gr2" draw:text-style-name="P3" draw:layer="layout" svg:width="1.1cm" svg:height="1.1cm" svg:x="14.2cm" svg:y="7.799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17.599cm" svg:y="3.598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6.04cm" svg:y1="5.799cm" svg:x2="24.958cm" svg:y2="4.511cm">
          <text:p/>
        </draw:line>
        <draw:custom-shape draw:style-name="gr2" draw:text-style-name="P3" draw:layer="layout" svg:width="1.1cm" svg:height="1.1cm" svg:x="25.602cm" svg:y="5.701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78cm" svg:height="0.962cm" svg:x="21cm" svg:y="8.704cm">
          <draw:text-box>
            <text:p>б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4T10:45:45.488000000</meta:creation-date>
    <dc:date>2021-11-24T13:21:03.717000000</dc:date>
    <meta:editing-duration>PT1H34M16S</meta:editing-duration>
    <meta:editing-cycles>99</meta:editing-cycles>
    <meta:generator>LibreOffice/5.4.3.2$Windows_X86_64 LibreOffice_project/92a7159f7e4af62137622921e809f8546db437e5</meta:generator>
    <meta:document-statistic meta:object-count="34"/>
  </office:meta>
</office:document-meta>
</file>